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28" calcext:value-type="float">
            <text:p>105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9" calcext:value-type="float">
            <text:p>106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9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7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5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6201</text:p>
          </table:table-cell>
          <table:table-cell office:value-type="string" calcext:value-type="string">
            <text:p>Wild Horse Pecan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